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6.15pt"/>
    </style:style>
    <style:style style:name="co3" style:family="table-column">
      <style:table-column-properties fo:break-before="auto" style:column-width="131.19pt"/>
    </style:style>
    <style:style style:name="co4" style:family="table-column">
      <style:table-column-properties fo:break-before="auto" style:column-width="116.56pt"/>
    </style:style>
    <style:style style:name="co5" style:family="table-column">
      <style:table-column-properties fo:break-before="auto" style:column-width="144.34pt"/>
    </style:style>
    <style:style style:name="co6" style:family="table-column">
      <style:table-column-properties fo:break-before="auto" style:column-width="118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76.51pt" fo:break-before="auto" style:use-optimal-row-height="true"/>
    </style:style>
    <style:style style:name="ro4" style:family="table-row">
      <style:table-row-properties style:row-height="10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4" style:family="table-cell" style:parent-style-name="Default">
      <style:table-cell-properties style:glyph-orientation-vertical="0" style:text-align-source="fix" style:repeat-content="false" style:direction="ltr"/>
      <style:paragraph-properties fo:text-align="start" fo:margin-left="0pt"/>
      <style:text-properties fo:font-size="13pt" style:font-size-asian="13pt" style:font-size-complex="13pt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glyph-orientation-vertical="auto" style:direction="ttb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glyph-orientation-vertical="0" fo:wrap-option="wrap" style:direction="ltr"/>
      <style:text-properties style:use-window-font-color="true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4">
          <table:table-cell table:number-columns-repeated="6"/>
        </table:table-row>
        <table:table-row table:style-name="ro2">
          <table:table-cell/>
          <table:table-cell table:style-name="ce1"/>
          <table:table-cell table:style-name="ce5" office:value-type="string" calcext:value-type="string">
            <text:p>Mecab</text:p>
          </table:table-cell>
          <table:table-cell table:style-name="ce5" office:value-type="string" calcext:value-type="string">
            <text:p>Hannanum</text:p>
          </table:table-cell>
          <table:table-cell table:style-name="ce5" office:value-type="string" calcext:value-type="string">
            <text:p>Kkma</text:p>
          </table:table-cell>
          <table:table-cell table:style-name="ce5" office:value-type="string" calcext:value-type="string">
            <text:p>Komoran</text:p>
          </table:table-cell>
        </table:table-row>
        <table:table-row table:style-name="ro3">
          <table:table-cell/>
          <table:table-cell table:style-name="ce2" office:value-type="string" calcext:value-type="string">
            <text:p>엄마판다는새끼가있네</text:p>
          </table:table-cell>
          <table:table-cell table:style-name="ce6" office:value-type="string" calcext:value-type="string">
            <text:p>'엄마', '판다', '는', '새끼', '가', '있', '네'</text:p>
          </table:table-cell>
          <table:table-cell table:style-name="ce6" office:value-type="string" calcext:value-type="string">
            <text:p>'엄마판다는새끼가있', '네'</text:p>
          </table:table-cell>
          <table:table-cell table:number-columns-repeated="2" table:style-name="ce6" office:value-type="string" calcext:value-type="string">
            <text:p>'엄마', '팔', 'ㄴ다는', '새끼', '가', '있', '네'</text:p>
          </table:table-cell>
        </table:table-row>
        <table:table-row table:style-name="ro2">
          <table:table-cell/>
          <table:table-cell table:style-name="ce3"/>
          <table:table-cell table:style-name="ce7" office:value-type="float" office:value="0.000746011734008789" calcext:value-type="float">
            <text:p>0.000746011734009</text:p>
          </table:table-cell>
          <table:table-cell table:style-name="ce7" office:value-type="float" office:value="0.262501001358032" calcext:value-type="float">
            <text:p>0.262501001358032</text:p>
          </table:table-cell>
          <table:table-cell table:style-name="ce3" office:value-type="float" office:value="0.00861740112304688" calcext:value-type="float">
            <text:p>0.008617401123047</text:p>
          </table:table-cell>
          <table:table-cell table:style-name="ce7" office:value-type="float" office:value="0.000716447830200195" calcext:value-type="float">
            <text:p>0.0007164478302</text:p>
          </table:table-cell>
        </table:table-row>
        <table:table-row table:style-name="ro2" table:number-rows-repeated="2">
          <table:table-cell/>
          <table:table-cell table:style-name="ce1" table:number-columns-repeated="5"/>
        </table:table-row>
        <table:table-row table:style-name="ro4">
          <table:table-cell/>
          <table:table-cell table:style-name="ce4" office:value-type="string" calcext:value-type="string">
            <text:p>'밤에 귀가하던 여성에게 범죄를 시도한 대 남성이 구속됐다서울 제주경찰서는 \     </text:p>
            <text:p>       상해 혐의로 씨를 구속해 수사하고 있다고 일 밝혔다씨는 지난달 일 피해 여성을 \       </text:p>
            <text:p>      인근 지하철 역에서부터 따라가 폭행을 시도하려다가 도망간 혐의를 받는다피해 \             </text:p>
            <text:p>여성이 저항하자 놀란 씨는 도망갔으며 신고를 받고 주변을 수색하던 경찰에 \             </text:p>
            <text:p>체포됐다피해 여성은 이 과정에서 경미한 부상을 입은 것으로 전해졌다'</text:p>
          </table:table-cell>
          <table:table-cell table:style-name="ce8" office:value-type="string" calcext:value-type="string">
            <text:p>'밤', '에', '귀가', '하', '던', '여성', '에게', '범죄', '를', '시도', '한', '대', '남성', '이', '구속', '됐', '다', '서울', '제주', '경찰서', '는', '상해', '혐의', '로', '씨', '를', '구속', '해', '수사', '하', '고', '있', '다고', '일', '밝혔', '다', '씨', '는', '지난달', '일', '피해', '여성', '을', '인근', '지하철', '역', '에서부터', '따라가', '폭행', '을', '시도', '하', '려다가', '도망간', '혐의', '를', '받', '는다', '피해', '여성', '이', '저항', '하', '자', '놀란', '씨', '는', '도망갔으며', '신고', '를', '받', '고', '주변', '을', '수색', '하', '던', '경찰', '에', '체포', '됐', '다', '피해', '여성', '은', '이', '과정', '에서', '경미', '한', '부상', '을', '입', '은', '것', '으로', '전해졌', '다'</text:p>
          </table:table-cell>
          <table:table-cell table:style-name="ce10" office:value-type="string" calcext:value-type="string">
            <text:p>'밤', '에', '귀가', '하', '던', '여성', '에게', '범죄', '를', '시도', '하', 'ㄴ', '대', '남성', '이', '구속됐다서울', '제주경찰', '서는', '상하', '어', '혐의', '로', '씨', '를', '구속해', '수사', '하고', '있', '다', '고', '일', '밝혔다씨', '는', '지난달', '일', '피하', '어', '여성', '을', '인근', '지하철', '역', '에서부터', '따르', '아', '가', '아', '폭행', '을', '시도', '하', '려', '다가', '도망가', 'ㄴ', '혐의', '를', '받는다피해', '여성', '이', '저항', '하', '자', '놀라', 'ㄴ', '씨', '는', '도망가', '아며', '신고', '를', '받', '고', '주변', '을', '수색', '하', '던', '경찰', '에', '체포됐다피해', '여성', '은', '이', '과정', '에서', '경미한', '부상', '을', '입', '은', '것', '으로', '전하', '어', '지', '었다'</text:p>
          </table:table-cell>
          <table:table-cell table:style-name="ce9" office:value-type="string" calcext:value-type="string">
            <text:p>'밤', '에', '귀가', '하', '더', 'ㄴ', '여성', '에게', '범죄', '를', '시도', '하', 'ㄴ', '대', '남성', '이', '구속', '되', '었', '다', '서울', '제주', '경찰서', '는', '상해', '혐의', '로', '씨', '를', '구속', '하', '어', '수사', '하', '고', '있', '다고', '일', '밝히', '었', '다', '씨', '는', '지난달', '일', '피해', '여성', '을', '인근', '지하철', '역', '에서', '부터', '따라가', '폭행을', '시도', '하', '려', '다그', '아', '도망가', 'ㄴ', '혐의', '를', '받', '는', '다', '피해', '여성', '이', '저항', '하', '자', '놀라', 'ㄴ', '씨', '는', '도망가', '었', '으며', '신고', '를', '받', '고', '주변', '을', '수색', '하', '더', 'ㄴ', '경찰', '에', '체포', '되', '었', '다', '피해', '여성', '은', '이', '과정', '에서', '경미', '하', 'ㄴ', '부상', '을', '입', '은', '것', '으로', '전하', '어', '지', '었', '다'</text:p>
          </table:table-cell>
          <table:table-cell table:style-name="ce9" office:value-type="string" calcext:value-type="string">
            <text:p>'밤', '에', '귀가', '하', '던', '여성', '에게', '범죄', '를', '시도', '하', 'ㄴ', '대', '남성', '이', '구속', '되', '었', '다', '서울', '제주', '경찰서', '는', '상해', '혐의', '로', '씨', '를', '구속', '하', '아', '수사', '하', '고', '있', '다고', '일', '밝히', '었', '다', '씨', '는', '지난달', '일', '피해', '여성', '을', '인근', '지하철', '역', '에서부터', '따라가', '아', '폭행', '을', '시도', '하', '려다가', '도망가', 'ㄴ', '혐의', '를', '받', '는다', '피하', '아', '여성', '이', '저항', '하', '자', '놀라', 'ㄴ', '씨', '는', '도망가', '았', '으며', '신고', '를', '받', '고', '주변', '을', '수색', '하', '던', '경찰', '에', '체포', '되', '었', '다', '피하', '아', '여성', '은', '이', '과정', '에서', '경미', '하', 'ㄴ', '부상', '을', '입', '은', '것', '으로', '전하', '아', '지', '었', '다'</text:p>
          </table:table-cell>
        </table:table-row>
        <table:table-row table:style-name="ro2">
          <table:table-cell/>
          <table:table-cell table:style-name="ce1"/>
          <table:table-cell table:style-name="ce9" office:value-type="float" office:value="0.00135660171508789" calcext:value-type="float">
            <text:p>0.001356601715088</text:p>
          </table:table-cell>
          <table:table-cell table:style-name="ce9" office:value-type="float" office:value="0.231480360031128" calcext:value-type="float">
            <text:p>0.231480360031128</text:p>
          </table:table-cell>
          <table:table-cell table:style-name="ce9" office:value-type="float" office:value="0.0724554061889648" calcext:value-type="float">
            <text:p>0.072455406188965</text:p>
          </table:table-cell>
          <table:table-cell table:style-name="ce9" office:value-type="float" office:value="0.00642466545104981" calcext:value-type="float">
            <text:p>0.00642466545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4T17:00:02.796267257</meta:creation-date>
    <dc:date>2020-08-04T17:10:34.977241496</dc:date>
    <meta:editing-duration>PT12S</meta:editing-duration>
    <meta:editing-cycles>1</meta:editing-cycles>
    <meta:document-statistic meta:table-count="1" meta:cell-count="22" meta:object-count="0"/>
    <meta:generator>LibreOffice/6.0.7.3$Linux_X86_64 LibreOffice_project/00m0$Build-3</meta:generator>
  </office:meta>
</office:document-meta>
</file>